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Kreon" svg:font-family="Kreon" style:font-family-generic="system" style:font-pitch="variable"/>
  </office:font-face-decls>
  <office:automatic-styles>
    <style:style style:name="P1" style:family="paragraph" style:parent-style-name="Normal">
      <style:text-properties style:font-name="Kreon"/>
    </style:style>
    <style:style style:name="P2" style:family="paragraph" style:parent-style-name="Normal">
      <style:text-properties style:font-name="Kreon" fo:font-size="14pt" fo:font-weight="bold" style:font-size-asian="14pt" style:font-weight-asian="bold" style:font-size-complex="14pt" style:font-weight-complex="bold"/>
    </style:style>
    <style:style style:name="P3" style:family="paragraph" style:parent-style-name="Normal">
      <style:text-properties style:font-name="Kreon" fo:font-size="14pt" fo:language="en" fo:country="US" fo:font-weight="bold" style:font-size-asian="14pt" style:font-weight-asian="bold" style:font-size-complex="14pt" style:font-weight-complex="bold"/>
    </style:style>
    <style:style style:name="P4" style:family="paragraph" style:parent-style-name="Normal">
      <style:paragraph-properties fo:line-height="115%" fo:text-align="justify" style:justify-single-word="false"/>
      <style:text-properties style:font-name="Kreon" fo:font-size="13pt" style:font-size-asian="13pt" style:font-size-complex="13pt"/>
    </style:style>
    <style:style style:name="P5" style:family="paragraph" style:parent-style-name="Normal">
      <style:text-properties style:font-name="Kreon" fo:language="en" fo:country="US"/>
    </style:style>
    <style:style style:name="P6" style:family="paragraph" style:parent-style-name="Normal">
      <style:paragraph-properties fo:line-height="115%" fo:text-align="justify" style:justify-single-word="false"/>
    </style:style>
    <style:style style:name="P7" style:family="paragraph" style:parent-style-name="Footer">
      <style:paragraph-properties fo:text-align="center" style:justify-single-word="false"/>
      <style:text-properties officeooo:rsid="00814768" officeooo:paragraph-rsid="00814768"/>
    </style:style>
    <style:style style:name="P8" style:family="paragraph" style:parent-style-name="Normal" style:list-style-name="L14">
      <loext:graphic-properties draw:fill="solid" draw:fill-color="#ffffff" draw:opacity="100%"/>
      <style:paragraph-properties fo:margin-top="0.0835in" fo:margin-bottom="0.0835in" loext:contextual-spacing="false" fo:line-height="115%" fo:text-align="start" style:justify-single-word="false" fo:hyphenation-ladder-count="no-limit" fo:background-color="#ffffff"/>
      <style:text-properties officeooo:paragraph-rsid="001a7220" fo:hyphenate="true" fo:hyphenation-remain-char-count="2" fo:hyphenation-push-char-count="2"/>
    </style:style>
    <style:style style:name="P9" style:family="paragraph" style:parent-style-name="Normal">
      <loext:graphic-properties draw:fill="solid" draw:fill-color="#ffffff" draw:opacity="100%"/>
      <style:paragraph-properties fo:margin-top="0.0835in" fo:margin-bottom="0.0835in" loext:contextual-spacing="false" fo:line-height="115%" fo:text-align="start" style:justify-single-word="false" fo:hyphenation-ladder-count="no-limit" fo:background-color="#ffffff"/>
      <style:text-properties officeooo:paragraph-rsid="001a7220" fo:hyphenate="true" fo:hyphenation-remain-char-count="2" fo:hyphenation-push-char-count="2"/>
    </style:style>
    <style:style style:name="P10" style:family="paragraph" style:parent-style-name="Normal">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officeooo:paragraph-rsid="001a7220" fo:hyphenate="true" fo:hyphenation-remain-char-count="2" fo:hyphenation-push-char-count="2"/>
    </style:style>
    <style:style style:name="P11" style:family="paragraph" style:parent-style-name="Normal" style:list-style-name="L13">
      <loext:graphic-properties draw:fill="solid" draw:fill-color="#ffffff" draw:opacity="100%"/>
      <style:paragraph-properties fo:margin-top="0.0835in" fo:margin-bottom="0.0835in" loext:contextual-spacing="false" fo:line-height="115%" fo:text-align="justify" style:justify-single-word="false" fo:hyphenation-ladder-count="no-limit" fo:background-color="#ffffff"/>
      <style:text-properties officeooo:paragraph-rsid="001a7220" fo:hyphenate="true" fo:hyphenation-remain-char-count="2" fo:hyphenation-push-char-count="2"/>
    </style:style>
    <style:style style:name="P12" style:family="paragraph" style:parent-style-name="Normal" style:list-style-name="L11">
      <loext:graphic-properties draw:fill="solid" draw:fill-color="#ffffff" draw:opacity="100%"/>
      <style:paragraph-properties fo:margin-top="0.0835in" fo:margin-bottom="0.0835in" loext:contextual-spacing="false" fo:line-height="115%" fo:text-align="justify" style:justify-single-word="false" fo:hyphenation-ladder-count="no-limit" fo:background-color="#ffffff"/>
      <style:text-properties fo:color="#202122" style:font-name="Kreon" fo:font-size="13pt" fo:language="fr" fo:country="FR" fo:font-weight="bold" officeooo:rsid="0007b3fa" officeooo:paragraph-rsid="001a7220" fo:background-color="#ffffff" style:font-size-asian="13pt" style:font-weight-asian="bold" style:font-name-complex="Arial" style:font-size-complex="13pt" style:font-weight-complex="bold" fo:hyphenate="true" fo:hyphenation-remain-char-count="2" fo:hyphenation-push-char-count="2"/>
    </style:style>
    <style:style style:name="P13" style:family="paragraph" style:parent-style-name="Normal" style:list-style-name="L12">
      <loext:graphic-properties draw:fill="solid" draw:fill-color="#ffffff" draw:opacity="100%"/>
      <style:paragraph-properties fo:margin-top="0.0835in" fo:margin-bottom="0.0835in" loext:contextual-spacing="false" fo:line-height="115%" fo:text-align="justify" style:justify-single-word="false" fo:hyphenation-ladder-count="no-limit" fo:background-color="#ffffff"/>
      <style:text-properties fo:color="#202122" style:font-name="Kreon" fo:font-size="13pt" fo:language="fr" fo:country="FR" fo:font-weight="bold" officeooo:rsid="0007b3fa" officeooo:paragraph-rsid="001a7220" fo:background-color="#ffffff" style:font-size-asian="13pt" style:font-weight-asian="bold" style:font-name-complex="Arial" style:font-size-complex="13pt" style:font-weight-complex="bold" fo:hyphenate="true" fo:hyphenation-remain-char-count="2" fo:hyphenation-push-char-count="2"/>
    </style:style>
    <style:style style:name="P14" style:family="paragraph" style:parent-style-name="Normal">
      <loext:graphic-properties draw:fill="solid" draw:fill-color="#ffffff" draw:opacity="100%"/>
      <style:paragraph-properties fo:margin-top="0.0835in" fo:margin-bottom="0.0835in" loext:contextual-spacing="false" fo:line-height="115%" fo:text-align="justify" style:justify-single-word="false" fo:hyphenation-ladder-count="no-limit" fo:background-color="#ffffff"/>
      <style:text-properties fo:color="#202122" style:font-name="Kreon" fo:font-size="13pt" fo:language="fr" fo:country="FR" fo:font-weight="bold" officeooo:rsid="0007b3fa" officeooo:paragraph-rsid="001a7220" fo:background-color="#ffffff" style:font-size-asian="13pt" style:font-weight-asian="bold" style:font-name-complex="Arial" style:font-size-complex="13pt" style:font-weight-complex="bold" fo:hyphenate="true" fo:hyphenation-remain-char-count="2" fo:hyphenation-push-char-count="2"/>
    </style:style>
    <style:style style:name="P15" style:family="paragraph" style:parent-style-name="Normal">
      <loext:graphic-properties draw:fill="solid" draw:fill-color="#ffffff" draw:opacity="100%"/>
      <style:paragraph-properties fo:margin-top="0.0835in" fo:margin-bottom="0.0835in" loext:contextual-spacing="false" fo:line-height="115%" fo:text-align="start" style:justify-single-word="false" fo:hyphenation-ladder-count="no-limit" fo:background-color="#ffffff"/>
      <style:text-properties fo:color="#202122" style:font-name="Kreon" fo:font-size="13pt" fo:language="fr" fo:country="FR" fo:font-weight="bold" officeooo:rsid="0007b3fa" officeooo:paragraph-rsid="001a7220" fo:background-color="#ffffff" style:font-size-asian="13pt" style:font-weight-asian="bold" style:font-name-complex="Arial" style:font-size-complex="13pt" style:font-weight-complex="bold" fo:hyphenate="true" fo:hyphenation-remain-char-count="2" fo:hyphenation-push-char-count="2"/>
    </style:style>
    <style:style style:name="P16" style:family="paragraph" style:parent-style-name="Normal" style:list-style-name="L13">
      <loext:graphic-properties draw:fill="solid" draw:fill-color="#ffffff" draw:opacity="100%"/>
      <style:paragraph-properties fo:margin-top="0.0835in" fo:margin-bottom="0.0835in" loext:contextual-spacing="false" fo:line-height="115%" fo:text-align="justify" style:justify-single-word="false" fo:hyphenation-ladder-count="no-limit" fo:background-color="#ffffff"/>
      <style:text-properties fo:color="#202122" style:font-name="Kreon" fo:font-size="13pt" fo:language="fr" fo:country="FR" fo:font-weight="normal" officeooo:rsid="0007b3fa" officeooo:paragraph-rsid="001a7220" fo:background-color="#ffffff" style:font-size-asian="13pt" style:font-weight-asian="normal" style:font-name-complex="Arial" style:font-size-complex="13pt" style:font-weight-complex="normal" fo:hyphenate="true" fo:hyphenation-remain-char-count="2" fo:hyphenation-push-char-count="2"/>
    </style:style>
    <style:style style:name="P17" style:family="paragraph" style:parent-style-name="Normal" style:list-style-name="L13">
      <loext:graphic-properties draw:fill="solid" draw:fill-color="#ffffff" draw:opacity="100%"/>
      <style:paragraph-properties fo:margin-top="0.0835in" fo:margin-bottom="0.0835in" loext:contextual-spacing="false" fo:line-height="115%" fo:text-align="justify" style:justify-single-word="false" fo:hyphenation-ladder-count="no-limit" fo:background-color="#ffffff"/>
      <style:text-properties fo:color="#202122" style:font-name="Kreon" fo:font-size="13pt" fo:language="en" fo:country="US" fo:font-weight="normal" officeooo:rsid="0007b3fa" officeooo:paragraph-rsid="001a7220" fo:background-color="#ffffff" style:font-size-asian="13pt" style:font-weight-asian="normal" style:font-name-complex="Arial" style:font-size-complex="13pt" style:font-weight-complex="normal" fo:hyphenate="true" fo:hyphenation-remain-char-count="2" fo:hyphenation-push-char-count="2"/>
    </style:style>
    <style:style style:name="P18" style:family="paragraph" style:parent-style-name="Normal">
      <style:paragraph-properties fo:line-height="115%" fo:text-align="justify" style:justify-single-word="false"/>
      <style:text-properties style:font-name="Kreon" fo:font-size="13pt" fo:language="fr" fo:country="FR" officeooo:paragraph-rsid="001a7220" style:font-size-asian="13pt" style:font-size-complex="13pt"/>
    </style:style>
    <style:style style:name="P19" style:family="paragraph" style:parent-style-name="Normal" style:list-style-name="L6">
      <style:paragraph-properties fo:line-height="115%" fo:text-align="justify" style:justify-single-word="false"/>
      <style:text-properties fo:color="#333333" style:font-name="Kreon" fo:font-size="13pt" fo:language="fr" fo:country="FR" fo:font-weight="bold" officeooo:rsid="0007b3fa" officeooo:paragraph-rsid="001a7220" style:font-size-asian="13pt" style:font-weight-asian="bold" style:font-size-complex="13pt" style:font-weight-complex="bold"/>
    </style:style>
    <style:style style:name="P20" style:family="paragraph" style:parent-style-name="Normal">
      <style:paragraph-properties fo:line-height="115%" fo:text-align="justify" style:justify-single-word="false"/>
      <style:text-properties fo:color="#333333" style:font-name="Kreon" fo:font-size="13pt" fo:language="fr" fo:country="FR" fo:font-weight="bold" officeooo:rsid="0007b3fa" officeooo:paragraph-rsid="001a7220" style:font-size-asian="13pt" style:font-weight-asian="bold" style:font-size-complex="13pt" style:font-weight-complex="bold"/>
    </style:style>
    <style:style style:name="P21" style:family="paragraph" style:parent-style-name="Normal">
      <style:paragraph-properties fo:line-height="115%" fo:text-align="center" style:justify-single-word="false"/>
      <style:text-properties fo:color="#333333" style:font-name="Kreon" fo:font-size="13pt" fo:language="fr" fo:country="FR" fo:font-weight="bold" officeooo:rsid="0007b3fa" officeooo:paragraph-rsid="001a7220" style:font-size-asian="13pt" style:font-weight-asian="bold" style:font-size-complex="13pt" style:font-weight-complex="bold"/>
    </style:style>
    <style:style style:name="P22" style:family="paragraph" style:parent-style-name="Normal">
      <loext:graphic-properties draw:fill="solid" draw:fill-color="#ffffff" draw:opacity="100%"/>
      <style:paragraph-properties fo:margin-left="0in" fo:margin-right="0in" fo:margin-top="0.0835in" fo:margin-bottom="0.0835in" loext:contextual-spacing="false" fo:line-height="115%" fo:text-align="start" style:justify-single-word="false" fo:hyphenation-ladder-count="no-limit" fo:text-indent="0in" style:auto-text-indent="false" fo:background-color="#ffffff"/>
      <style:text-properties officeooo:paragraph-rsid="001a7220" fo:hyphenate="true" fo:hyphenation-remain-char-count="2" fo:hyphenation-push-char-count="2"/>
    </style:style>
    <style:style style:name="P23" style:family="paragraph" style:parent-style-name="Normal">
      <loext:graphic-properties draw:fill="solid" draw:fill-color="#ffffff" draw:opacity="100%"/>
      <style:paragraph-properties fo:margin-left="0in" fo:margin-right="0in" fo:margin-top="0.0835in" fo:margin-bottom="0.0835in" loext:contextual-spacing="false" fo:line-height="115%" fo:text-align="center" style:justify-single-word="false" fo:hyphenation-ladder-count="no-limit" fo:text-indent="0in" style:auto-text-indent="false" fo:background-color="#ffffff"/>
      <style:text-properties officeooo:paragraph-rsid="001a7220" fo:hyphenate="true" fo:hyphenation-remain-char-count="2" fo:hyphenation-push-char-count="2"/>
    </style:style>
    <style:style style:name="P24"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 fo:font-size="28pt" fo:language="fr" fo:country="FR" fo:font-weight="bold" officeooo:paragraph-rsid="001a7220" fo:background-color="#ffffff" style:font-size-asian="28pt" style:font-weight-asian="bold" style:font-name-complex="Arial" style:font-size-complex="28pt" style:font-weight-complex="bold" fo:hyphenate="true" fo:hyphenation-remain-char-count="2" fo:hyphenation-push-char-count="2"/>
    </style:style>
    <style:style style:name="P25"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 fo:font-size="28pt" fo:language="fr" fo:country="FR" fo:font-weight="bold" officeooo:rsid="0007b3fa" officeooo:paragraph-rsid="001a7220" style:font-size-asian="28pt" style:font-weight-asian="bold" style:font-size-complex="28pt" style:font-weight-complex="bold" fo:hyphenate="true" fo:hyphenation-remain-char-count="2" fo:hyphenation-push-char-count="2"/>
    </style:style>
    <style:style style:name="P26" style:family="paragraph" style:parent-style-name="Normal_20__28_Web_29_" style:master-page-name="MP0">
      <loext:graphic-properties draw:fill="solid" draw:fill-color="#ffffff" draw:opacity="100%"/>
      <style:paragraph-properties fo:margin-top="0.0835in" fo:margin-bottom="0.0835in" loext:contextual-spacing="false" fo:line-height="115%" fo:text-align="center" style:justify-single-word="false" fo:hyphenation-ladder-count="no-limit" style:page-number="auto" fo:break-before="page" fo:background-color="#ffffff">
        <style:tab-stops/>
      </style:paragraph-properties>
      <style:text-properties fo:color="#202122" style:font-name="Kreon" fo:font-size="28pt" fo:language="fr" fo:country="FR" fo:font-weight="bold" officeooo:paragraph-rsid="001a7220" fo:background-color="#ffffff" style:font-size-asian="28pt" style:font-weight-asian="bold" style:font-name-complex="Arial" style:font-size-complex="28pt" style:font-weight-complex="bold" fo:hyphenate="true" fo:hyphenation-remain-char-count="2" fo:hyphenation-push-char-count="2"/>
    </style:style>
    <style:style style:name="P27" style:family="paragraph" style:parent-style-name="Paragraphe_20_de_20_liste" style:list-style-name="L2">
      <style:paragraph-properties fo:line-height="115%" fo:text-align="justify" style:justify-single-word="false"/>
      <style:text-properties style:font-name="Kreon" fo:font-size="13pt" fo:language="en" fo:country="US" style:font-size-asian="13pt" style:font-size-complex="13pt"/>
    </style:style>
    <style:style style:name="P28" style:family="paragraph" style:parent-style-name="Paragraphe_20_de_20_liste" style:list-style-name="L3">
      <style:paragraph-properties fo:line-height="115%" fo:text-align="justify" style:justify-single-word="false"/>
      <style:text-properties style:font-name="Kreon" fo:font-size="13pt" fo:language="en" fo:country="US" style:font-size-asian="13pt" style:font-size-complex="13pt"/>
    </style:style>
    <style:style style:name="P29" style:family="paragraph" style:parent-style-name="Paragraphe_20_de_20_liste" style:list-style-name="L5">
      <style:paragraph-properties fo:line-height="115%" fo:text-align="justify" style:justify-single-word="false"/>
      <style:text-properties style:font-name="Kreon" fo:font-size="13pt" style:font-size-asian="13pt" style:font-size-complex="13pt"/>
    </style:style>
    <style:style style:name="P30" style:family="paragraph" style:parent-style-name="Paragraphe_20_de_20_liste" style:list-style-name="L1">
      <style:paragraph-properties fo:margin-left="0.8862in" fo:margin-right="0in" fo:line-height="115%" fo:text-align="justify" style:justify-single-word="false" fo:text-indent="0in" style:auto-text-indent="false">
        <style:tab-stops/>
      </style:paragraph-properties>
      <style:text-properties style:font-name="Kreon" fo:font-size="13pt" style:font-size-asian="13pt" style:font-size-complex="13pt"/>
    </style:style>
    <style:style style:name="P31" style:family="paragraph" style:parent-style-name="Paragraphe_20_de_20_liste" style:list-style-name="L1">
      <style:paragraph-properties fo:margin-left="0.8862in" fo:margin-right="0in" fo:line-height="115%" fo:text-align="justify" style:justify-single-word="false" fo:text-indent="0in" style:auto-text-indent="false">
        <style:tab-stops/>
      </style:paragraph-properties>
    </style:style>
    <style:style style:name="P32" style:family="paragraph" style:parent-style-name="Paragraphe_20_de_20_liste" style:list-style-name="L4">
      <style:paragraph-properties fo:margin-left="0.3937in" fo:margin-right="0in" fo:text-indent="0in" style:auto-text-indent="false">
        <style:tab-stops/>
      </style:paragraph-properties>
      <style:text-properties style:font-name="Kreon" fo:font-size="14pt" fo:font-weight="bold" style:font-size-asian="14pt" style:font-weight-asian="bold" style:font-size-complex="14pt" style:font-weight-complex="bold"/>
    </style:style>
    <style:style style:name="P33" style:family="paragraph" style:parent-style-name="Paragraphe_20_de_20_liste" style:list-style-name="L4">
      <style:paragraph-properties fo:margin-left="0.3937in" fo:margin-right="0in" fo:text-indent="0in" style:auto-text-indent="false">
        <style:tab-stops/>
      </style:paragraph-properties>
      <style:text-properties style:font-name="Kreon" fo:font-size="14pt" fo:language="en" fo:country="US" fo:font-weight="bold" style:font-size-asian="14pt" style:font-weight-asian="bold" style:font-size-complex="14pt" style:font-weight-complex="bold"/>
    </style:style>
    <style:style style:name="P34" style:family="paragraph">
      <loext:graphic-properties draw:fill="none" draw:fill-color="#ffffff"/>
    </style:style>
    <style:style style:name="T1" style:family="text">
      <style:text-properties style:font-name="Kreon" fo:font-size="13pt" style:font-size-asian="13pt" style:font-size-complex="13pt"/>
    </style:style>
    <style:style style:name="T2" style:family="text">
      <style:text-properties style:font-name="Kreon" fo:font-size="13pt" fo:font-weight="bold" style:font-size-asian="13pt" style:font-weight-asian="bold" style:font-size-complex="13pt" style:font-weight-complex="bold"/>
    </style:style>
    <style:style style:name="T3" style:family="text">
      <style:text-properties style:font-name="Kreon" fo:font-size="14pt" fo:font-weight="bold" style:font-size-asian="14pt" style:font-weight-asian="bold" style:font-size-complex="14pt" style:font-weight-complex="bold"/>
    </style:style>
    <style:style style:name="T4" style:family="text">
      <style:text-properties fo:color="#272625" style:font-name="Kreon" fo:font-size="13pt" fo:background-color="#ffffff" loext:char-shading-value="0" style:font-size-asian="13pt" style:font-size-complex="13pt"/>
    </style:style>
    <style:style style:name="T5" style:family="text">
      <style:text-properties officeooo:rsid="0019340b"/>
    </style:style>
    <style:style style:name="T6" style:family="text">
      <style:text-properties fo:color="#202122" style:font-name="Kreon" fo:font-size="13pt" fo:language="fr" fo:country="FR" fo:font-weight="normal" officeooo:rsid="00695c24" fo:background-color="#ffffff" loext:char-shading-value="0" style:font-size-asian="13pt" style:font-weight-asian="normal" style:font-name-complex="Arial" style:font-size-complex="13pt" style:font-weight-complex="normal"/>
    </style:style>
    <style:style style:name="T7" style:family="text">
      <style:text-properties fo:color="#202122" style:font-name="Kreon" fo:font-size="13pt" fo:language="fr" fo:country="FR" fo:font-weight="normal" officeooo:rsid="0007b3fa" fo:background-color="#ffffff" loext:char-shading-value="0" style:font-size-asian="13pt" style:font-weight-asian="normal" style:font-name-complex="Arial" style:font-size-complex="13pt" style:font-weight-complex="normal"/>
    </style:style>
    <style:style style:name="T8" style:family="text">
      <style:text-properties fo:color="#202122" style:font-name="Kreon" fo:font-size="13pt" fo:language="fr" fo:country="FR" fo:font-weight="normal" officeooo:rsid="0083c1bb" fo:background-color="#ffffff" loext:char-shading-value="0" style:font-size-asian="13pt" style:font-weight-asian="normal" style:font-name-complex="Arial" style:font-size-complex="13pt" style:font-weight-complex="normal"/>
    </style:style>
    <style:style style:name="T9" style:family="text">
      <style:text-properties fo:color="#202122" style:font-name="Kreon" fo:font-size="13pt" fo:language="fr" fo:country="FR" fo:font-weight="normal" officeooo:rsid="00847885" fo:background-color="#ffffff" loext:char-shading-value="0" style:font-size-asian="13pt" style:font-weight-asian="normal" style:font-name-complex="Arial" style:font-size-complex="13pt" style:font-weight-complex="normal"/>
    </style:style>
    <style:style style:name="T10" style:family="text">
      <style:text-properties fo:color="#202122" style:font-name="Kreon" fo:font-size="8pt" fo:language="fr" fo:country="FR" fo:font-weight="bold" officeooo:rsid="0007b3fa" fo:background-color="#ffffff" loext:char-shading-value="0" style:font-size-asian="7pt" style:font-weight-asian="bold" style:font-name-complex="Arial" style:font-size-complex="8pt" style:font-weight-complex="bold"/>
    </style:style>
    <style:style style:name="T11" style:family="text">
      <style:text-properties fo:color="#202122" style:font-name="Kreon" fo:font-size="24pt" fo:language="fr" fo:country="FR" fo:font-weight="bold" officeooo:rsid="007baa28" fo:background-color="#ffffff" loext:char-shading-value="0" style:font-size-asian="24pt" style:font-weight-asian="bold" style:font-name-complex="Arial" style:font-size-complex="24pt" style:font-weight-complex="bold"/>
    </style:style>
    <style:style style:name="T12" style:family="text">
      <style:text-properties fo:color="#202122" style:font-name="Kreon" fo:font-size="24pt" fo:language="fr" fo:country="FR" fo:font-weight="bold" officeooo:rsid="00695c24" fo:background-color="#ffffff" loext:char-shading-value="0" style:font-size-asian="24pt" style:font-weight-asian="bold" style:font-name-complex="Arial" style:font-size-complex="24pt" style:font-weight-complex="bold"/>
    </style:style>
    <style:style style:name="T13" style:family="text">
      <style:text-properties fo:color="#202122" style:font-name="Kreon" fo:font-size="24pt" fo:language="fr" fo:country="FR" fo:font-weight="bold" officeooo:rsid="007de8c5" fo:background-color="#ffffff" loext:char-shading-value="0" style:font-size-asian="24pt" style:font-weight-asian="bold" style:font-name-complex="Arial" style:font-size-complex="24pt" style:font-weight-complex="bold"/>
    </style:style>
    <style:style style:name="T14" style:family="text">
      <style:text-properties fo:color="#202122" style:font-name="Kreon" fo:font-size="24pt" fo:language="fr" fo:country="FR" fo:font-weight="bold" officeooo:rsid="007ef3fc" fo:background-color="#ffffff" loext:char-shading-value="0" style:font-size-asian="24pt" style:font-weight-asian="bold" style:font-name-complex="Arial" style:font-size-complex="24pt" style:font-weight-complex="bold"/>
    </style:style>
    <style:style style:name="T15" style:family="text">
      <style:text-properties fo:color="#202122" fo:font-size="24pt" officeooo:rsid="007baa28" fo:background-color="#ffffff" loext:char-shading-value="0" style:font-size-asian="24pt" style:font-name-complex="Arial" style:font-size-complex="24pt"/>
    </style:style>
    <style:style style:name="T16" style:family="text">
      <style:text-properties fo:color="#202122" fo:font-size="24pt" officeooo:rsid="00695c24" fo:background-color="#ffffff" loext:char-shading-value="0" style:font-size-asian="24pt" style:font-name-complex="Arial" style:font-size-complex="24pt"/>
    </style:style>
    <style:style style:name="T17" style:family="text">
      <style:text-properties fo:color="#202122" fo:font-size="24pt" officeooo:rsid="007de8c5" fo:background-color="#ffffff" loext:char-shading-value="0" style:font-size-asian="24pt" style:font-name-complex="Arial" style:font-size-complex="24pt"/>
    </style:style>
    <style:style style:name="T18" style:family="text">
      <style:text-properties fo:color="#202122" fo:font-size="24pt" fo:language="en" fo:country="US" officeooo:rsid="00695c24" fo:background-color="#ffffff" loext:char-shading-value="0" style:font-size-asian="24pt" style:language-asian="fr" style:country-asian="FR" style:font-name-complex="Arial" style:font-size-complex="24pt"/>
    </style:style>
    <style:style style:name="T19" style:family="text">
      <style:text-properties fo:font-size="26pt" officeooo:rsid="003adebb" style:font-size-asian="26pt" style:font-size-complex="26pt"/>
    </style:style>
    <style:style style:name="T20" style:family="text">
      <style:text-properties fo:font-size="10pt" fo:language="fr" fo:country="FR" style:font-size-asian="8.75pt" style:font-size-complex="10pt"/>
    </style:style>
    <style:style style:name="T21" style:family="text">
      <style:text-properties fo:font-size="24pt" officeooo:rsid="007baa28" style:font-size-asian="24pt" style:font-size-complex="24pt"/>
    </style:style>
    <style:style style:name="T22" style:family="text">
      <style:text-properties fo:font-size="24pt" officeooo:rsid="00695c24" style:font-size-asian="24pt" style:font-size-complex="24pt"/>
    </style:style>
    <style:style style:name="T23" style:family="text">
      <style:text-properties fo:font-size="24pt" officeooo:rsid="007cdefe" style:font-size-asian="24pt" style:font-size-complex="24pt"/>
    </style:style>
    <style:style style:name="T24" style:family="text">
      <style:text-properties fo:font-size="24pt" officeooo:rsid="007de8c5" style:font-size-asian="24pt" style:font-size-complex="24pt"/>
    </style:style>
    <style:style style:name="T25" style:family="text">
      <style:text-properties fo:font-size="24pt" fo:language="en" fo:country="US" officeooo:rsid="00695c24" style:font-size-asian="24pt" style:language-asian="fr" style:country-asian="FR" style:font-size-complex="24pt"/>
    </style:style>
    <style:style style:name="T26" style:family="text">
      <style:text-properties fo:font-size="24pt" officeooo:rsid="007baa28" fo:background-color="#ffffff" loext:char-shading-value="0" style:font-size-asian="24pt" style:font-name-complex="Arial" style:font-size-complex="24pt"/>
    </style:style>
    <style:style style:name="T27" style:family="text">
      <style:text-properties fo:font-size="24pt" officeooo:rsid="007cdefe" fo:background-color="#ffffff" loext:char-shading-value="0" style:font-size-asian="24pt" style:font-name-complex="Arial" style:font-size-complex="24pt"/>
    </style:style>
    <style:style style:name="T28" style:family="text">
      <style:text-properties fo:font-size="24pt" officeooo:rsid="00695c24" fo:background-color="#ffffff" loext:char-shading-value="0" style:font-size-asian="24pt" style:font-name-complex="Arial" style:font-size-complex="24pt"/>
    </style:style>
    <style:style style:name="T29" style:family="text">
      <style:text-properties fo:language="en" fo:country="US"/>
    </style:style>
    <style:style style:name="T30" style:family="text">
      <style:text-properties fo:language="en" fo:country="US" fo:font-weight="normal" officeooo:rsid="00695c24" style:font-weight-asian="normal"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0695c24" style:font-weight-asian="normal" style:font-weight-complex="normal"/>
    </style:style>
    <style:style style:name="T33" style:family="text">
      <style:text-properties officeooo:rsid="007ef3fc"/>
    </style:style>
    <style:style style:name="T34" style:family="text">
      <style:text-properties officeooo:rsid="00847885"/>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2" text:style-name="WW_5f_CharLFO1LVL2" text:bullet-char="o">
        <style:list-level-properties text:list-level-position-and-space-mode="label-alignment">
          <style:list-level-label-alignment text:label-followed-by="listtab" fo:text-indent="-0.25in" fo:margin-left="1.9898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2.4898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9898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3.4898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9898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4.4898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9898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9917in"/>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1.4791in"/>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25in" fo:margin-left="1.979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2.4791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9791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3.4791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9791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4.4791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9791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5.479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1925in" style:run-through="foreground" style:wrap="run-through" style:number-wrapped-paragraphs="no-limit" style:vertical-pos="middle" style:vertical-rel="paragraph"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bookmark-start text:name="Chapitre 2 :  Analyse et spécification des besoins"/><text:bookmark-start text:name="Chapitre 3 :  L'organisation du projet1"/><text:span text:style-name="Police_20_par_20_défaut"><text:span text:style-name="T19">Chapitre 2 : <text:s/></text:span></text:span><text:bookmark-end text:name="Chapitre 3 :  L'organisation du projet1"/><text:span text:style-name="Police_20_par_20_défaut"><text:span text:style-name="T19">Analyse et spécification des besoins</text:span></text:span><text:bookmark-end text:name="Chapitre 2 :  Analyse et spécification des besoins"/></text:p>
      <text:p text:style-name="P24"><text:span text:style-name="Police_20_par_20_défaut"><text:span text:style-name="T20"/></text:span></text:p>
      <text:p text:style-name="P24"><text:span text:style-name="Police_20_par_20_défaut"><text:span text:style-name="T21">2</text:span></text:span><text:bookmark-start text:name="3.1 Méthodologie de travail1"/><text:span text:style-name="Police_20_par_20_défaut"><text:span text:style-name="T22">.1</text:span></text:span><text:bookmark-end text:name="3.1 Méthodologie de travail1"/><text:span text:style-name="Police_20_par_20_défaut"><text:span text:style-name="T22"> Cahier des Charges</text:span></text:span></text:p>
      <text:p text:style-name="P18">Un cahier des charges ou un CDC a pour fonction de formaliser un besoin afin que ce dernier soit compris par l’ensemble des acteurs impliqués dans le projet, et Comme nous avons vu notre objectif principal de ce projet est de créer des jeux éducatifs pour téléphone mobile. Les jeux doivent être les plus intéressants et les plus complets possible.</text:p>
      <text:p text:style-name="P18"/>
      <text:p text:style-name="P18">Notre cahier des charges consiste à apprendre par les deux thèmes 'langues' et 'science' du livre <text:span text:style-name="T29">"Teach me to do myself"</text:span>, deux fiches, puis réaliser deux applications mobiles d'un jeux sérieux éducatif, qui respectent les quatre fiches choisies, puis rassembler les deux applications dans une.</text:p>
      <text:p text:style-name="P18">Tout d'abord nous avons commencé par le choix des fiches, puis l'analyse de ces fiches, et enfin la solution proposée pour chaque fiche.</text:p>
      <text:p text:style-name="P25"><text:span text:style-name="Police_20_par_20_défaut"><text:span text:style-name="T26">2</text:span></text:span><text:bookmark-start text:name="3.1 Méthodologie de travail11"/><text:span text:style-name="Police_20_par_20_défaut"><text:span text:style-name="T26">.</text:span></text:span><text:bookmark-end text:name="3.1 Méthodologie de travail11"/><text:span text:style-name="Police_20_par_20_défaut"><text:span text:style-name="T27">2</text:span></text:span><text:span text:style-name="Police_20_par_20_défaut"><text:span text:style-name="T28"> Les objectifs du projet</text:span></text:span></text:p>
      <text:p text:style-name="P20"><text:span text:style-name="Police_20_par_20_défaut"><text:span text:style-name="T31">Dans ce contexte notre projet consiste à réaliser une bibliothèque de jeux éducatifs (jeux sérieux) complémentaires. Autrement dit le but premier du projet est de créer une application mobile, flexible et éducative, afin de :</text:span></text:span></text:p>
      <text:list xml:id="list3702958132" text:style-name="L6">
        <text:list-item>
          <text:p text:style-name="P19"><text:span text:style-name="Police_20_par_20_défaut"><text:span text:style-name="T31">Donner aux enfants la capacité d’agir sur leur expérience.</text:span></text:span></text:p>
        </text:list-item>
        <text:list-item>
          <text:p text:style-name="P19"><text:span text:style-name="Police_20_par_20_défaut"><text:span text:style-name="T31">Permettre aux enfants de renforcer leurs capacités de résilience et d’adaptation.</text:span></text:span></text:p>
        </text:list-item>
        <text:list-item>
          <text:p text:style-name="P19"><text:span text:style-name="Police_20_par_20_défaut"><text:span text:style-name="T31">Permettre aux enfants de s’approprier leurs expériences et d’y jouer un rôle actif.</text:span></text:span></text:p>
        </text:list-item>
        <text:list-item>
          <text:p text:style-name="P19"><text:span text:style-name="Police_20_par_20_défaut"><text:span text:style-name="T31">Permettre aux enfants de stimuler sa mémoire.</text:span></text:span></text:p>
        </text:list-item>
        <text:list-item>
          <text:p text:style-name="P19"><text:span text:style-name="Police_20_par_20_défaut"><text:span text:style-name="T31">Permettre aux enfants de développer des méthodes de travail, de suivre une logique, un raisonnement.</text:span></text:span></text:p>
        </text:list-item>
        <text:list-item>
          <text:p text:style-name="P19"><text:span text:style-name="Police_20_par_20_défaut"><text:span text:style-name="T31">Permettre aux enfants de stimuler diverses compétences en même temps : le verbal, le mental, la logique, le calcul ….</text:span></text:span></text:p>
        </text:list-item>
        <text:list-item>
          <text:p text:style-name="P19"><text:span text:style-name="Police_20_par_20_défaut"><text:span text:style-name="T31">Permettre l’enfant de verbaliser sa pensée, à argumenter ses choix et, donc, l’aide à perfectionner son langage.</text:span></text:span></text:p>
        </text:list-item>
        <text:list-item>
          <text:p text:style-name="P19"><text:span text:style-name="Police_20_par_20_défaut"><text:span text:style-name="T31">Permettre l’enfant de jouer toute en liberté.</text:span></text:span></text:p>
        </text:list-item>
      </text:list>
      <text:p text:style-name="P21"><text:soft-page-break/><text:span text:style-name="Police_20_par_20_défaut"><text:span text:style-name="T15">2</text:span></text:span><text:bookmark-start text:name="3.1 Méthodologie de travail111"/><text:span text:style-name="Police_20_par_20_défaut"><text:span text:style-name="T16">.</text:span></text:span><text:bookmark-end text:name="3.1 Méthodologie de travail111"/><text:span text:style-name="Police_20_par_20_défaut"><text:span text:style-name="T17">3</text:span></text:span><text:span text:style-name="Police_20_par_20_défaut"><text:span text:style-name="T16"> Le livre ‘</text:span></text:span><text:span text:style-name="Police_20_par_20_défaut"><text:span text:style-name="T18">Teach Me to Do it Myself</text:span></text:span><text:span text:style-name="Police_20_par_20_défaut"><text:span text:style-name="T16">’</text:span></text:span></text:p>
      <text:p text:style-name="P14"><text:span text:style-name="Police_20_par_20_défaut"><text:span text:style-name="T32">Basé sur le principe Montessori clé selon lequel les enfants apprennent mieux grâce à une expérience active, </text:span></text:span><text:span text:style-name="Police_20_par_20_défaut"><text:span text:style-name="T30"><text:s/>“</text:span></text:span><text:span text:style-name="Police_20_par_20_défaut"><text:span text:style-name="T32"> </text:span></text:span><text:span text:style-name="Police_20_par_20_défaut"><text:span text:style-name="T30">Teach Me to Do It Myself” </text:span></text:span><text:span text:style-name="Police_20_par_20_défaut"><text:span text:style-name="T32">présente des activités simples à travers lesquelles les enfants explorent et développent leurs compétences. Ces domaines de compétence comprennent les perceptions sensorielles, la coordination corporelle, le langage, la compréhension des nombres et le mouvement. Ce livre parental pratique et illustré en couleurs est rempli d'activités et d'instructions pour superviser les enfants pendant qu'ils effectuent une variété d'activités d'apprentissage. La plupart des activités sembleront simples aux parents, car une fois maîtrisées, les adultes les exécutent automatiquement. Cependant, les tout-petits éprouvent un sentiment d'accomplissement et d'estime de soi lorsqu'ils apprennent à les exécuter de manière indépendante. Les nombreuses activités commencent par l'habillage et l'hygiène personnelle, puis incluent. . </text:span></text:span></text:p>
      <text:p text:style-name="P10"><text:span text:style-name="Police_20_par_20_défaut"><text:span text:style-name="T11">2</text:span></text:span><text:bookmark-start text:name="3.1 Méthodologie de travail1113"/><text:span text:style-name="Police_20_par_20_défaut"><text:span text:style-name="T12">.</text:span></text:span><text:bookmark-end text:name="3.1 Méthodologie de travail1113"/><text:span text:style-name="Police_20_par_20_défaut"><text:span text:style-name="T13">4</text:span></text:span><text:span text:style-name="Police_20_par_20_défaut"><text:span text:style-name="T12"> C</text:span></text:span><text:span text:style-name="Police_20_par_20_défaut"><text:span text:style-name="T13">hoix des fiches</text:span></text:span></text:p>
      <text:p text:style-name="P14"><text:span text:style-name="Police_20_par_20_défaut"><text:span text:style-name="T32">Après avoir étudié et analysé chaque fiche du livre, nous avons concentré sur les fiches les plus intéressantes, et les plus éducatives, ci-dessous les fiches choisies :</text:span></text:span></text:p>
      <text:p text:style-name="P14"><text:span text:style-name="Police_20_par_20_défaut"><text:span text:style-name="T32">Dans le chapitre </text:span></text:span><text:span text:style-name="Police_20_par_20_défaut"><text:span text:style-name="T30">LANGUAGE DEVELOPMENT</text:span></text:span><text:span text:style-name="Police_20_par_20_défaut"><text:span text:style-name="T32"> on a choisi : </text:span></text:span></text:p>
      <text:list xml:id="list705379726" text:style-name="L11">
        <text:list-item>
          <text:p text:style-name="P12"><text:span text:style-name="Police_20_par_20_défaut"><text:span text:style-name="T30">Identifying letters.</text:span></text:span></text:p>
        </text:list-item>
        <text:list-item>
          <text:p text:style-name="P12"><text:span text:style-name="Police_20_par_20_défaut"><text:span text:style-name="T30">Word building.</text:span></text:span></text:p>
        </text:list-item>
      </text:list>
      <text:p text:style-name="P14"><text:span text:style-name="Police_20_par_20_défaut"><text:span text:style-name="T32">Et dans le chapitre </text:span></text:span><text:span text:style-name="Police_20_par_20_défaut"><text:span text:style-name="T30">SCIENCE SKILLS </text:span></text:span><text:span text:style-name="Police_20_par_20_défaut"><text:span text:style-name="T32">on a choisi : </text:span></text:span></text:p>
      <text:list xml:id="list413165573" text:style-name="L12">
        <text:list-item>
          <text:p text:style-name="P13"><text:span text:style-name="Police_20_par_20_défaut"><text:span text:style-name="T30">Discovering the weather.</text:span></text:span></text:p>
        </text:list-item>
        <text:list-item>
          <text:p text:style-name="P13"><text:span text:style-name="Police_20_par_20_défaut"><text:span text:style-name="T30">Understanding volume.</text:span></text:span></text:p>
        </text:list-item>
      </text:list>
      <text:p text:style-name="P14">Description des fiches :</text:p>
      <text:list xml:id="list670837822" text:style-name="L13">
        <text:list-item>
          <text:p text:style-name="P17">Identifying letters :</text:p>
          <text:list>
            <text:list-item>
              <text:p text:style-name="P16">Lors de leur entrée à l’école, les enfants commencent à apprendre la comptine de l’alphabet, puis à identifier et écrire les lettres. </text:p>
            </text:list-item>
            <text:list-item>
              <text:p text:style-name="P16">L'objectif principale de cette fiche se déroule sur les symboles écrits pour différentes lettres. L'activité de cette fiche est : au début on utilise un bac à sel pour écrire une lettre qui doit ensuite apparie dans une feuille, lorsque l'enfant devient capable d'identifier les lettres on va lui montrer plus d'activités et lui permettre de jouer afin de bien maîtriser les lettres.</text:p>
            </text:list-item>
          </text:list>
        </text:list-item>
        <text:list-item>
          <text:p text:style-name="P17">Word building :</text:p>
          <text:list>
            <text:list-item>
              <text:p text:style-name="P16"><text:soft-page-break/>Après avoir terminé <text:span text:style-name="T33">l’identification</text:span> des lettres, la partie de la construction des mots est très importante vers le but final de la lecture. L'activité de cette fiche est de permettre à l’enfant de construire un mot grâce à des lettres présentées.</text:p>
            </text:list-item>
          </text:list>
        </text:list-item>
        <text:list-item>
          <text:p text:style-name="P17">Discovering the weather :</text:p>
          <text:list>
            <text:list-item>
              <text:p text:style-name="P11"><text:span text:style-name="T7">Avec les changements climatiques, il e</text:span><text:span text:style-name="T8">st</text:span><text:span text:style-name="T7"> important p</text:span><text:span text:style-name="T8">our </text:span><text:span text:style-name="T7">les enfants à découvrir la météo, L'objectif principale de cette fiche se déroule sur la météorologiques, dont l'activité est de permettre aux enfants savoir comment une pomme de pin est sensible aux changements météorologiques.</text:span></text:p>
            </text:list-item>
          </text:list>
        </text:list-item>
        <text:list-item>
          <text:p text:style-name="P17">Understanding volume :</text:p>
          <text:list>
            <text:list-item>
              <text:p text:style-name="P16">Cette fiche représente une introduction simple et efficace à l’enfant afin de lui permettre de comprendre le volume et de l'estime<text:span text:style-name="T34">r</text:span>, L'activité de cette fiche est de prendre deux verres et l'enfant doit être capable de déterminer quel est le verre qui contient le plus d'eau.</text:p>
            </text:list-item>
          </text:list>
        </text:list-item>
      </text:list>
      <text:p text:style-name="P23"><text:span text:style-name="Police_20_par_20_défaut"><text:span text:style-name="T11">2</text:span></text:span><text:bookmark-start text:name="3.1 Méthodologie de travail11131"/><text:span text:style-name="Police_20_par_20_défaut"><text:span text:style-name="T12">.</text:span></text:span><text:bookmark-end text:name="3.1 Méthodologie de travail11131"/><text:span text:style-name="Police_20_par_20_défaut"><text:span text:style-name="T14">5</text:span></text:span><text:span text:style-name="Police_20_par_20_défaut"><text:span text:style-name="T12"> Description générale du projet</text:span></text:span></text:p>
      <text:p text:style-name="P15"><text:span text:style-name="Police_20_par_20_défaut"><text:span text:style-name="T10"/></text:span></text:p>
      <text:p text:style-name="P22"><text:span text:style-name="Police_20_par_20_défaut"><text:span text:style-name="T6">Comme nous avons déjà vu, </text:span></text:span><text:span text:style-name="Police_20_par_20_défaut"><text:span text:style-name="T9">l</text:span></text:span><text:span text:style-name="Police_20_par_20_défaut"><text:span text:style-name="T6">’objectif premier du projet est de créer des jeux éducatifs </text:span></text:span><text:span text:style-name="Police_20_par_20_défaut"><text:span text:style-name="T9">multiplate-formes </text:span></text:span><text:span text:style-name="Police_20_par_20_défaut"><text:span text:style-name="T6">. Les jeux doivent être les plus intéressants et les plus complets possible, compte tenu à ça, <text:s/>voilà les différentes fonctionnalités qu'on va les suivent :</text:span></text:span></text:p>
      <text:list xml:id="list1315812113" text:style-name="L14">
        <text:list-item>
          <text:p text:style-name="P8"><text:span text:style-name="Police_20_par_20_défaut"><text:span text:style-name="T6">Créer </text:span></text:span><text:span text:style-name="Police_20_par_20_défaut"><text:span text:style-name="T9">des</text:span></text:span><text:span text:style-name="Police_20_par_20_défaut"><text:span text:style-name="T6"> mini jeu</text:span></text:span><text:span text:style-name="Police_20_par_20_défaut"><text:span text:style-name="T9">x</text:span></text:span><text:span text:style-name="Police_20_par_20_défaut"><text:span text:style-name="T6"> jouable</text:span></text:span><text:span text:style-name="Police_20_par_20_défaut"><text:span text:style-name="T9">s</text:span></text:span><text:span text:style-name="Police_20_par_20_défaut"><text:span text:style-name="T6"> sur Android.</text:span></text:span></text:p>
        </text:list-item>
        <text:list-item>
          <text:p text:style-name="P8"><text:span text:style-name="Police_20_par_20_défaut"><text:span text:style-name="T6">Les regrouper en une seule application qui fait appel à ces jeux selon le désire de l'enfant.</text:span></text:span></text:p>
        </text:list-item>
        <text:list-item>
          <text:p text:style-name="P8"><text:span text:style-name="Police_20_par_20_défaut"><text:span text:style-name="T6">Rendre l'application jouable sur tous les supports mobiles (l</text:span></text:span><text:span text:style-name="Police_20_par_20_défaut"><text:span text:style-name="T9">es autres plateformes</text:span></text:span><text:span text:style-name="Police_20_par_20_défaut"><text:span text:style-name="T6">).</text:span></text:span></text:p>
        </text:list-item>
      </text:list>
      <text:p text:style-name="P9"><text:span text:style-name="Police_20_par_20_défaut"><text:span text:style-name="T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Kreon" svg:font-family="Kreo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aragraphe_20_de_20_liste" style:display-name="Paragraphe de liste"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tru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46in" style:type="center"/>
          <style:tab-stop style:position="6.2701in" style:type="right"/>
        </style:tab-stops>
      </style:paragraph-properties>
    </style:style>
    <style:style style:name="Police_20_par_20_défaut" style:display-name="Police par défaut" style:family="text"/>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814768" officeooo:paragraph-rsid="00814768"/>
    </style:style>
    <style:style style:name="MP2" style:family="paragraph">
      <loext:graphic-properties draw:fill="none" draw:fill-color="#ffffff"/>
    </style:style>
    <style:style style:name="Mgr1" style:family="graphic">
      <style:graphic-properties draw:stroke="none" svg:stroke-color="#000000" draw:fill="none" draw:fill-color="#ffffff" fo:min-height="0.1925in" style:run-through="foreground" style:wrap="run-through" style:number-wrapped-paragraphs="no-limit" style:vertical-pos="middle" style:vertical-rel="paragraph" style:horizontal-pos="righ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4925in" fo:margin-bottom="0.5402in" fo:margin-left="0.4925in" fo:margin-right="0.4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701in" fo:page-height="11.6902in" style:num-format="1" style:print-orientation="portrait" fo:margin-top="0.4902in" fo:margin-bottom="0.5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MP0" style:page-layout-name="Mpm2"/>
    <style:master-page style:name="Cahier_20_des_20_charges" style:display-name="Cahier des charges" style:page-layout-name="Mpm3">
      <style:footer>
        <text:p text:style-name="MP1"><draw:frame text:anchor-type="paragraph" draw:z-index="0" draw:name="Shape7" draw:style-name="Mgr1" draw:text-style-name="MP2" svg:width="3.2705in" svg:height="0.1925in" svg:x="4.0189in" svg:y="-0.0008in"><draw:text-box><text:p>Chapitre 2 : Analyse et spécification des besoins</text:p></draw:text-box></draw:frame><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1.2$Linux_X86_64 LibreOffice_project/b79626edf0065ac373bd1df5c28bd630b4424273</meta:generator>
    <dc:title/>
    <dc:description/>
    <dc:subject/>
    <meta:initial-creator>Outmane Aalloul</meta:initial-creator>
    <meta:creation-date>2020-06-01T13:25:00Z</meta:creation-date>
    <dc:date>2020-06-02T16:30:45.850859218</dc:date>
    <meta:editing-cycles>65</meta:editing-cycles>
    <meta:editing-duration>PT42M22S</meta:editing-duration>
    <meta:document-statistic meta:table-count="0" meta:image-count="0" meta:object-count="0" meta:page-count="3" meta:paragraph-count="41" meta:word-count="815" meta:character-count="5077" meta:non-whitespace-character-count="4320"/>
    <meta:template xlink:type="simple" xlink:actuate="onRequest" xlink:title="" xlink:href="Normal.dotm"/>
  </office:meta>
</office:document-meta>
</file>